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3" style:family="table-cell" style:parent-style-name="Default" style:data-style-name="N0">
      <style:table-cell-properties fo:background-color="#7030A0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6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3" table:default-cell-style-name="ce8"/>
        <table:table-column table:style-name="co3" table:default-cell-style-name="ce7"/>
        <table:table-column table:style-name="co3" table:number-columns-repeated="94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6">
            <text:p>Mt. Mugogwe (Elector)</text:p>
          </table:table-cell>
          <table:table-cell table:number-columns-repeated="16379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 Bul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 Herbizarr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 Florizarr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 Salamèch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 Reptince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 Dracaufe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 Carapuc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 Carabaf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 Tortank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 Chenipa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 Crisacie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2 Papillusi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 Aspico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 Coconfort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5 Dardargnan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6 Rou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7 Roucoop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8 Roucarnag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9 Rattata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0 Rattata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1 Piafabe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2 Rapasdepic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3 Ab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24 Arbock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T, 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5 Pikatchu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6 Raitch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7 Sablett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28 Sablairau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29 Nidoran 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0 Nidornin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1 Nodoquee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2 Nidoran 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3 Nidorin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4 Nidoking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5 Mélofé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6 Mélodelf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7 Goupi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38 Feunard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39 Rondoud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0 Grodoudou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1 Nosferapti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42 Nosferalto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, X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3 Mystèrb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4 Ortid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5 Raflessi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6 Par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7 Parasect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48 Mimit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49 Aéromit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0 Taupiqueur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51 Triopiqueur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2 Miaou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4 Psykokwa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5 Akwakwak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6 Férossing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7 Collosinge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58 Cannino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59 Arkanin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60 Ptitard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1 Têtart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2 Tart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3 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4 Kadabr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5 Alakazam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6 Machoc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7 Machopeu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68 Mackogn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69 Chet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0 Bousiflor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1 Empiflor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72 Tentacool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73 Tentacruel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4 Racailloux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5 Gravalanch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76 Grolem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7 Pony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78 Galop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79 Ramolos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0 Flagadoss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1 Magnet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2 magneton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, 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3 Canartichau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4 Dodu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5 Dodrio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6 Otari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7 Lamanti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88 Tadmorv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89 Grostadmorv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90 Kokiya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91 Krustabri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2 Fantominus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3 Spectrum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5 Oni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6 Spoporifik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7 Hypnomade</text:p>
          </table:table-cell>
          <table:table-cell table:style-name="ce10"/>
          <table:table-cell table:style-name="ce7"/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98 Krabb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99 Krab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7">
            <text:p>S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0 Voltorb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1 Electrod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2 Noeunoeuf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03 Noadkok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4 Oselait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X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05 Ossatueu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6 Kickle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7 Tygno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8 Exelangue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09 Smog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0 Smogogo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1 Rinocor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12 Rinoféro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0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3 Leveinard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14 Saquedeneu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6 Hypotremp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">
            <text:p>117 Hypocean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18 Poissirène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19 Poissoroy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0 Stary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13">
            <text:p>121 Staross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2 M.Mime</text:p>
          </table:table-cell>
          <table:table-cell table:style-name="ce10"/>
          <table:table-cell table:style-name="ce7"/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3 Insécateu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4 Lipoutou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5 Electec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office:value-type="string" table:style-name="ce10">
            <text:p>X, 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6 Magmar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27 Scarabrute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29 Magicarpe</text:p>
          </table:table-cell>
          <table:table-cell table:style-name="ce10"/>
          <table:table-cell table:style-name="ce7"/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0 Leviato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office:value-type="string" table:style-name="ce11">
            <text:p>S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2 Metamorph</text:p>
          </table:table-cell>
          <table:table-cell table:style-name="ce10"/>
          <table:table-cell office:value-type="string" table:style-name="ce10">
            <text:p>T</text:p>
          </table:table-cell>
          <table:table-cell office:value-type="string" table:style-name="ce12">
            <text:p>X ,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3 Ev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4 Aquali</text:p>
          </table:table-cell>
          <table:table-cell table:style-name="ce10"/>
          <table:table-cell table:style-name="ce7"/>
          <table:table-cell office:value-type="string" table:style-name="ce12">
            <text:p>X, T</text:p>
          </table:table-cell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5 Volta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office:value-type="string" table:style-name="ce17">
            <text:p>X, T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136 Pyroli</text:p>
          </table:table-cell>
          <table:table-cell table:style-name="ce10"/>
          <table:table-cell table:style-name="ce7"/>
          <table:table-cell office:value-type="string" table:style-name="ce14">
            <text:p>X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37 Porygon</text:p>
          </table:table-cell>
          <table:table-cell table:style-name="ce10"/>
          <table:table-cell table:style-name="ce7"/>
          <table:table-cell office:value-type="string" table:style-name="ce12">
            <text:p>T</text:p>
          </table:table-cell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38 Amonita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39 Amonistar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140 Kabuto</text:p>
          </table:table-cell>
          <table:table-cell table:style-name="ce10"/>
          <table:table-cell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office:value-type="string" table:style-name="ce9">
            <text:p>141 Kabutops</text:p>
          </table:table-cell>
          <table:table-cell table:style-name="ce11"/>
          <table:table-cell office:value-type="string" table:style-name="ce10">
            <text:p>T</text:p>
          </table:table-cell>
          <table:table-cell table:style-name="ce8"/>
          <table:table-cell office:value-type="string" table:style-name="ce16">
            <text:p>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10"/>
          <table:table-cell office:value-type="string" table:style-name="ce10">
            <text:p>T</text:p>
          </table:table-cell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2" table:style-name="ce7"/>
          <table:table-cell table:style-name="ce8"/>
          <table:table-cell table:style-name="ce7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9">
            <text:p>147 Mini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8 Draco</text:p>
          </table:table-cell>
          <table:table-cell table:style-name="ce10"/>
          <table:table-cell table:style-name="ce7"/>
          <table:table-cell table:number-columns-repeated="16381"/>
        </table:table-row>
        <table:table-row table:style-name="ro1">
          <table:table-cell office:value-type="string" table:style-name="ce9">
            <text:p>149 Dracolosse</text:p>
          </table:table-cell>
          <table:table-cell table:style-name="ce10"/>
          <table:table-cell office:value-type="string" table:style-name="ce10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5">
            <text:p>151 Mew</text:p>
          </table:table-cell>
          <table:table-cell table:number-columns-repeated="2" table:style-name="ce7"/>
          <table:table-cell table:number-columns-repeated="16381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Dekum</meta:initial-creator>
    <dc:creator>Dekum</dc:creator>
    <meta:creation-date>2022-06-25T07:22:25Z</meta:creation-date>
    <dc:date>2023-02-27T19:53:29Z</dc:date>
    <meta:editing-duration>PT0S</meta:editing-duration>
  </office:meta>
</office:document-meta>
</file>